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>
        <text:changed-region xml:id="ct139620327617496" text:id="ct139620327617496">
          <text:deletion>
            <office:change-info>
              <dc:creator>Denis Kotlar</dc:creator>
              <dc:date>2019-12-01T15:21:00</dc:date>
            </office:change-info>
            <text:p text:style-name="Standard">1</text:p>
          </text:deletion>
        </text:changed-region>
        <text:changed-region xml:id="ct139618783794520" text:id="ct139618783794520">
          <text:insertion>
            <office:change-info>
              <dc:creator>Denis Kotlar</dc:creator>
              <dc:date>2019-12-01T15:21:00</dc:date>
            </office:change-info>
          </text:insertion>
        </text:changed-region>
        <text:changed-region xml:id="ct139618783795672" text:id="ct139618783795672">
          <text:deletion>
            <office:change-info>
              <dc:creator>Denis Kotlar</dc:creator>
              <dc:date>2019-12-01T15:21:00</dc:date>
            </office:change-info>
            <text:p text:style-name="Standard"><text:date style:data-style-name="N84" text:date-value="2019-11-05T17:56:55.98" text:fixed="true">2019-11-05</text:date></text:p>
          </text:deletion>
        </text:changed-region>
        <text:changed-region xml:id="ct139619723248784" text:id="ct139619723248784">
          <text:insertion>
            <office:change-info>
              <dc:creator>Denis Kotlar</dc:creator>
              <dc:date>2019-12-01T15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Revision: 0.<text:change text:change-id="ct139620327617496"/><text:change-start text:change-id="ct139618783794520"/>2<text:change-end text:change-id="ct139618783794520"/> DRAFT</text:p>
      <text:p text:style-name="Standard">Date: <text:change text:change-id="ct139618783795672"/><text:change-start text:change-id="ct139619723248784"/><text:date style:data-style-name="N36" text:date-value="2019-12-01T15:22:07" text:fixed="true">12/01/2019</text:date><text:change-end text:change-id="ct1396197232487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11" meta:word-count="29" meta:character-count="19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